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text-underline-style="solid" style:text-underline-type="double" style:text-underline-width="auto" style:text-underline-color="font-color" officeooo:rsid="0015a58a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>
      <style:text-properties style:text-underline-style="solid" style:text-underline-type="double" style:text-underline-width="auto" style:text-underline-color="font-color" officeooo:rsid="0015a58a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cellent.<text:line-break/>Now we formalize the <text:span text:style-name="Strong_20_Emphasis">Email Queue Architecture — Asynchronous Notification Backbone</text:span>.</text:p>
      <text:p text:style-name="Text_20_body">This system must:</text:p>
      <text:list text:style-name="L1">
        <text:list-item>
          <text:p text:style-name="P4">Decouple email sending from user actions</text:p>
        </text:list-item>
        <text:list-item>
          <text:p text:style-name="P4">Prevent request blocking</text:p>
        </text:list-item>
        <text:list-item>
          <text:p text:style-name="P4">Guarantee delivery attempts</text:p>
        </text:list-item>
        <text:list-item>
          <text:p text:style-name="P4">Support retries safely</text:p>
        </text:list-item>
        <text:list-item>
          <text:p text:style-name="P4">Avoid duplicate sends</text:p>
        </text:list-item>
        <text:list-item>
          <text:p text:style-name="P4">Support batch processing</text:p>
        </text:list-item>
        <text:list-item>
          <text:p text:style-name="P4">Be cost-efficient</text:p>
        </text:list-item>
        <text:list-item>
          <text:p text:style-name="P4">Be idempotent</text:p>
        </text:list-item>
        <text:list-item>
          <text:p text:style-name="P4">Be multi-tenant safe</text:p>
        </text:list-item>
      </text:list>
      <text:p text:style-name="Text_20_body">This is a background processing subsystem.</text:p>
      <text:p text:style-name="Horizontal_20_Line"/>
      <text:h text:style-name="Heading_20_1" text:outline-level="1">🧠 CORE PRINCIPLE</text:h>
      <text:p text:style-name="Text_20_body">No email should be sent directly inside:</text:p>
      <text:list text:style-name="L2">
        <text:list-item>
          <text:p text:style-name="P5">Assignment creation</text:p>
        </text:list-item>
        <text:list-item>
          <text:p text:style-name="P5">Submission completion</text:p>
        </text:list-item>
        <text:list-item>
          <text:p text:style-name="P5">Payment webhook</text:p>
        </text:list-item>
        <text:list-item>
          <text:p text:style-name="P5">License change</text:p>
        </text:list-item>
        <text:list-item>
          <text:p text:style-name="P5">Alert trigger</text:p>
        </text:list-item>
      </text:list>
      <text:p text:style-name="Text_20_body">Instead:</text:p>
      <text:p text:style-name="Text_20_body">➡ Create Email Job Document<text:line-break/>➡ Background processor handles sending<text:line-break/>➡ Update status<text:line-break/>➡ Retry if needed</text:p>
      <text:p text:style-name="Horizontal_20_Line"/>
      <text:h text:style-name="Heading_20_1" text:outline-level="1">🏗 1️⃣ ARCHITECTURE OVERVIEW</text:h>
      <text:p text:style-name="Text_20_body">Flow:</text:p>
      <text:p text:style-name="Preformatted_20_Text"><text:span text:style-name="Source_20_Text">Action occurs</text:span></text:p>
      <text:p text:style-name="Preformatted_20_Text"><text:span text:style-name="Source_20_Text">↓</text:span></text:p>
      <text:p text:style-name="Preformatted_20_Text"><text:span text:style-name="Source_20_Text">Email job document created</text:span></text:p>
      <text:p text:style-name="Preformatted_20_Text"><text:span text:style-name="Source_20_Text">↓</text:span></text:p>
      <text:p text:style-name="Preformatted_20_Text"><text:soft-page-break/><text:span text:style-name="Source_20_Text">Cloud Function trigger fires</text:span></text:p>
      <text:p text:style-name="Preformatted_20_Text"><text:span text:style-name="Source_20_Text">↓</text:span></text:p>
      <text:p text:style-name="Preformatted_20_Text"><text:span text:style-name="Source_20_Text">Email sent via provider (SendGrid/SES/SMTP)</text:span></text:p>
      <text:p text:style-name="Preformatted_20_Text"><text:span text:style-name="Source_20_Text">↓</text:span></text:p>
      <text:p text:style-name="P2"><text:span text:style-name="Source_20_Text">Job updated (success / retry / failed)</text:span></text:p>
      <text:p text:style-name="Text_20_body">Never block main logic.</text:p>
      <text:p text:style-name="Horizontal_20_Line"/>
      <text:h text:style-name="Heading_20_1" text:outline-level="1">📦 2️⃣ EMAIL JOB DOCUMENT SCHEMA</text:h>
      <text:p text:style-name="Text_20_body">Collection:</text:p>
      <text:p text:style-name="P2"><text:span text:style-name="Source_20_Text">institutes/{id}/emailQueue/{jobId}</text:span></text:p>
      <text:p text:style-name="Text_20_body">Example schema:</text:p>
      <text:p text:style-name="Preformatted_20_Text"><text:span text:style-name="Source_20_Text">{</text:span></text:p>
      <text:p text:style-name="Preformatted_20_Text"><text:span text:style-name="Source_20_Text"><text:s text:c="2"/>schemaVersion: 1,</text:span></text:p>
      <text:p text:style-name="Preformatted_20_Text"/>
      <text:p text:style-name="Preformatted_20_Text"><text:span text:style-name="Source_20_Text"><text:s text:c="2"/>jobType: "TEST_COMPLETED", </text:span></text:p>
      <text:p text:style-name="Preformatted_20_Text"><text:span text:style-name="Source_20_Text"><text:s text:c="2"/>priority: "normal", <text:s/>// low | normal | high</text:span></text:p>
      <text:p text:style-name="Preformatted_20_Text"/>
      <text:p text:style-name="Preformatted_20_Text"><text:span text:style-name="Source_20_Text"><text:s text:c="2"/>recipient: {</text:span></text:p>
      <text:p text:style-name="Preformatted_20_Text"><text:span text:style-name="Source_20_Text"><text:s text:c="4"/>email: "student@email.com",</text:span></text:p>
      <text:p text:style-name="Preformatted_20_Text"><text:span text:style-name="Source_20_Text"><text:s text:c="4"/>name: "Student Name"</text:span></text:p>
      <text:p text:style-name="Preformatted_20_Text"><text:span text:style-name="Source_20_Text"><text:s text:c="2"/>},</text:span></text:p>
      <text:p text:style-name="Preformatted_20_Text"/>
      <text:p text:style-name="Preformatted_20_Text"><text:span text:style-name="Source_20_Text"><text:s text:c="2"/>cc: ["guardian@email.com"],</text:span></text:p>
      <text:p text:style-name="Preformatted_20_Text"/>
      <text:p text:style-name="Preformatted_20_Text"><text:span text:style-name="Source_20_Text"><text:s text:c="2"/>templateId: "test_completed_v1",</text:span></text:p>
      <text:p text:style-name="Preformatted_20_Text"/>
      <text:p text:style-name="Preformatted_20_Text"><text:span text:style-name="Source_20_Text"><text:s text:c="2"/>payload: {</text:span></text:p>
      <text:p text:style-name="Preformatted_20_Text"><text:span text:style-name="Source_20_Text"><text:s text:c="4"/>studentName: "Aman",</text:span></text:p>
      <text:p text:style-name="Preformatted_20_Text"><text:span text:style-name="Source_20_Text"><text:s text:c="4"/>testName: "JEE Mock 3",</text:span></text:p>
      <text:p text:style-name="Preformatted_20_Text"><text:span text:style-name="Source_20_Text"><text:s text:c="4"/>rawScorePercent: 72,</text:span></text:p>
      <text:p text:style-name="Preformatted_20_Text"><text:span text:style-name="Source_20_Text"><text:s text:c="4"/>accuracyPercent: 81</text:span></text:p>
      <text:p text:style-name="Preformatted_20_Text"><text:span text:style-name="Source_20_Text"><text:s text:c="2"/>},</text:span></text:p>
      <text:p text:style-name="Preformatted_20_Text"/>
      <text:p text:style-name="Preformatted_20_Text"><text:span text:style-name="Source_20_Text"><text:s text:c="2"/>status: "pending", <text:s/>// pending | processing | sent | retrying | failed | cancelled</text:span></text:p>
      <text:p text:style-name="Preformatted_20_Text"/>
      <text:p text:style-name="Preformatted_20_Text"><text:span text:style-name="Source_20_Text"><text:s text:c="2"/>retryCount: 0,</text:span></text:p>
      <text:p text:style-name="Preformatted_20_Text"><text:span text:style-name="Source_20_Text"><text:s text:c="2"/>maxRetries: 5,</text:span></text:p>
      <text:p text:style-name="Preformatted_20_Text"/>
      <text:p text:style-name="Preformatted_20_Text"><text:span text:style-name="Source_20_Text"><text:s text:c="2"/>nextAttemptAt: timestamp,</text:span></text:p>
      <text:p text:style-name="Preformatted_20_Text"/>
      <text:p text:style-name="Preformatted_20_Text"><text:span text:style-name="Source_20_Text"><text:s text:c="2"/>createdAt: timestamp,</text:span></text:p>
      <text:p text:style-name="Preformatted_20_Text"><text:span text:style-name="Source_20_Text"><text:s text:c="2"/>lastAttemptAt: null,</text:span></text:p>
      <text:p text:style-name="Preformatted_20_Text"><text:span text:style-name="Source_20_Text"><text:s text:c="2"/>sentAt: null,</text:span></text:p>
      <text:p text:style-name="Preformatted_20_Text"/>
      <text:p text:style-name="Preformatted_20_Text"><text:span text:style-name="Source_20_Text"><text:s text:c="2"/>errorMessage: null,</text:span></text:p>
      <text:p text:style-name="Preformatted_20_Text"/>
      <text:p text:style-name="Preformatted_20_Text"><text:span text:style-name="Source_20_Text"><text:s text:c="2"/>instituteId: "inst_001"</text:span></text:p>
      <text:p text:style-name="P2"><text:span text:style-name="Source_20_Text">}</text:span></text:p>
      <text:p text:style-name="Horizontal_20_Line"/>
      <text:h text:style-name="Heading_20_1" text:outline-level="1"><text:soft-page-break/>🎯 3️⃣ EMAIL TYPES SUPPORTED</text:h>
      <text:p text:style-name="Text_20_body">Examples:</text:p>
      <text:list text:style-name="L3">
        <text:list-item>
          <text:p text:style-name="P6">TEST_ASSIGNED</text:p>
        </text:list-item>
        <text:list-item>
          <text:p text:style-name="P6">TEST_COMPLETED</text:p>
        </text:list-item>
        <text:list-item>
          <text:p text:style-name="P6">MONTHLY_AI_SUMMARY_STUDENT</text:p>
        </text:list-item>
        <text:list-item>
          <text:p text:style-name="P6">MONTHLY_AI_SUMMARY_BATCH</text:p>
        </text:list-item>
        <text:list-item>
          <text:p text:style-name="P6">PAYMENT_FAILED</text:p>
        </text:list-item>
        <text:list-item>
          <text:p text:style-name="P6">LICENSE_EXPIRY_WARNING</text:p>
        </text:list-item>
        <text:list-item>
          <text:p text:style-name="P6">OVER_LIMIT_ALERT</text:p>
        </text:list-item>
        <text:list-item>
          <text:p text:style-name="P6">CALIBRATION_UPDATE_NOTICE</text:p>
        </text:list-item>
      </text:list>
      <text:p text:style-name="Text_20_body">Each type maps to template.</text:p>
      <text:p text:style-name="Horizontal_20_Line"/>
      <text:h text:style-name="Heading_20_1" text:outline-level="1">⚙ 4️⃣ BACKGROUND PROCESSOR</text:h>
      <text:p text:style-name="Text_20_body">Cloud Function:</text:p>
      <text:p text:style-name="P2"><text:span text:style-name="Source_20_Text">processEmailQueue</text:span></text:p>
      <text:p text:style-name="Text_20_body">Trigger method options:</text:p>
      <text:h text:style-name="Heading_20_3" text:outline-level="3">Option A — Firestore onCreate trigger</text:h>
      <text:h text:style-name="Heading_20_3" text:outline-level="3">Option B — Scheduled poller (recommended for batching)</text:h>
      <text:p text:style-name="Text_20_body">Recommended:</text:p>
      <text:p text:style-name="Text_20_body">Scheduled processor runs every 1 minute.</text:p>
      <text:p text:style-name="Horizontal_20_Line"/>
      <text:h text:style-name="Heading_20_2" text:outline-level="2">Processor Logic</text:h>
      <text:list text:style-name="L4">
        <text:list-item>
          <text:p text:style-name="P7">Query:</text:p>
        </text:list-item>
      </text:list>
      <text:p text:style-name="Preformatted_20_Text"><text:span text:style-name="Source_20_Text">status == "pending"</text:span></text:p>
      <text:p text:style-name="Preformatted_20_Text"><text:span text:style-name="Source_20_Text">AND nextAttemptAt &lt;= now</text:span></text:p>
      <text:p text:style-name="P2"><text:span text:style-name="Source_20_Text">LIMIT 50</text:span></text:p>
      <text:list text:style-name="L5">
        <text:list-item>
          <text:p text:style-name="P8">Mark job:</text:p>
        </text:list-item>
      </text:list>
      <text:p text:style-name="P2"><text:span text:style-name="Source_20_Text">status = "processing"</text:span></text:p>
      <text:list text:style-name="L6">
        <text:list-item>
          <text:p text:style-name="P9">Send email via provider</text:p>
        </text:list-item>
        <text:list-item>
          <text:p text:style-name="P9">If success:</text:p>
        </text:list-item>
      </text:list>
      <text:p text:style-name="Preformatted_20_Text"><text:soft-page-break/><text:span text:style-name="Source_20_Text">status = "sent"</text:span></text:p>
      <text:p text:style-name="P2"><text:span text:style-name="Source_20_Text">sentAt = now</text:span></text:p>
      <text:list text:style-name="L7">
        <text:list-item>
          <text:p text:style-name="P10">If failure:</text:p>
        </text:list-item>
      </text:list>
      <text:p text:style-name="Text_20_body">Call retry policy.</text:p>
      <text:p text:style-name="Horizontal_20_Line"/>
      <text:h text:style-name="Heading_20_1" text:outline-level="1">🔁 5️⃣ RETRY POLICY</text:h>
      <text:p text:style-name="Text_20_body">Retry conditions:</text:p>
      <text:list text:style-name="L8">
        <text:list-item>
          <text:p text:style-name="P11">SMTP timeout</text:p>
        </text:list-item>
        <text:list-item>
          <text:p text:style-name="P11">Provider 5xx</text:p>
        </text:list-item>
        <text:list-item>
          <text:p text:style-name="P11">Temporary network error</text:p>
        </text:list-item>
      </text:list>
      <text:p text:style-name="Text_20_body">Do NOT retry:</text:p>
      <text:list text:style-name="L9">
        <text:list-item>
          <text:p text:style-name="P12">Invalid email</text:p>
        </text:list-item>
        <text:list-item>
          <text:p text:style-name="P12">Hard bounce</text:p>
        </text:list-item>
        <text:list-item>
          <text:p text:style-name="P12">4xx permanent errors</text:p>
        </text:list-item>
      </text:list>
      <text:p text:style-name="Horizontal_20_Line"/>
      <text:h text:style-name="Heading_20_2" text:outline-level="2">Retry Backoff Strategy</text:h>
      <text:p text:style-name="Text_20_body">Exponential backoff:</text:p>
      <text:p text:style-name="Preformatted_20_Text"><text:span text:style-name="Source_20_Text">attempt 1 → +1 min</text:span></text:p>
      <text:p text:style-name="Preformatted_20_Text"><text:span text:style-name="Source_20_Text">attempt 2 → +5 min</text:span></text:p>
      <text:p text:style-name="Preformatted_20_Text"><text:span text:style-name="Source_20_Text">attempt 3 → +15 min</text:span></text:p>
      <text:p text:style-name="Preformatted_20_Text"><text:span text:style-name="Source_20_Text">attempt 4 → +1 hour</text:span></text:p>
      <text:p text:style-name="P2"><text:span text:style-name="Source_20_Text">attempt 5 → +6 hours</text:span></text:p>
      <text:p text:style-name="Text_20_body">Update:</text:p>
      <text:p text:style-name="Preformatted_20_Text"><text:span text:style-name="Source_20_Text">{</text:span></text:p>
      <text:p text:style-name="Preformatted_20_Text"><text:span text:style-name="Source_20_Text"><text:s text:c="2"/>retryCount: retryCount + 1,</text:span></text:p>
      <text:p text:style-name="Preformatted_20_Text"><text:span text:style-name="Source_20_Text"><text:s text:c="2"/>nextAttemptAt: calculatedTime,</text:span></text:p>
      <text:p text:style-name="Preformatted_20_Text"><text:span text:style-name="Source_20_Text"><text:s text:c="2"/>status: "retrying"</text:span></text:p>
      <text:p text:style-name="P2"><text:span text:style-name="Source_20_Text">}</text:span></text:p>
      <text:p text:style-name="Horizontal_20_Line"/>
      <text:h text:style-name="Heading_20_1" text:outline-level="1">❌ 6️⃣ FAILURE STATE HANDLING</text:h>
      <text:p text:style-name="Text_20_body">If:</text:p>
      <text:p text:style-name="P2"><text:span text:style-name="Source_20_Text">retryCount &gt;= maxRetries</text:span></text:p>
      <text:p text:style-name="Text_20_body">Set:</text:p>
      <text:p text:style-name="Preformatted_20_Text"><text:span text:style-name="Source_20_Text">status = "failed"</text:span></text:p>
      <text:p text:style-name="P2"><text:soft-page-break/><text:span text:style-name="Source_20_Text">errorMessage = lastError</text:span></text:p>
      <text:p text:style-name="Text_20_body">Trigger:</text:p>
      <text:list text:style-name="L10">
        <text:list-item>
          <text:p text:style-name="P13">Admin dashboard alert</text:p>
        </text:list-item>
        <text:list-item>
          <text:p text:style-name="P13">Optional vendor alert (if many failures)</text:p>
        </text:list-item>
      </text:list>
      <text:p text:style-name="Text_20_body">Never delete failed jobs.</text:p>
      <text:p text:style-name="Horizontal_20_Line"/>
      <text:h text:style-name="Heading_20_1" text:outline-level="1">🧾 7️⃣ DEDUPLICATION STRATEGY</text:h>
      <text:p text:style-name="Text_20_body">To prevent duplicates:</text:p>
      <text:p text:style-name="Text_20_body">Add:</text:p>
      <text:p text:style-name="Preformatted_20_Text"><text:span text:style-name="Source_20_Text">{</text:span></text:p>
      <text:p text:style-name="Preformatted_20_Text"><text:span text:style-name="Source_20_Text"><text:s text:c="2"/>idempotencyKey: "run_123_student_456_completed"</text:span></text:p>
      <text:p text:style-name="P2"><text:span text:style-name="Source_20_Text">}</text:span></text:p>
      <text:p text:style-name="Text_20_body">Before inserting new job:</text:p>
      <text:p text:style-name="Text_20_body">Check if job with same idempotencyKey exists and status != failed.</text:p>
      <text:p text:style-name="Text_20_body">If exists → skip creation.</text:p>
      <text:p text:style-name="Horizontal_20_Line"/>
      <text:h text:style-name="Heading_20_1" text:outline-level="1">🛡 8️⃣ MULTI-TENANCY ISOLATION</text:h>
      <text:p text:style-name="Text_20_body">Email jobs stored per institute.</text:p>
      <text:p text:style-name="Text_20_body">Processor must:</text:p>
      <text:list text:style-name="L11">
        <text:list-item>
          <text:p text:style-name="P14">Validate instituteId</text:p>
        </text:list-item>
        <text:list-item>
          <text:p text:style-name="P14">Never mix jobs across tenants</text:p>
        </text:list-item>
        <text:list-item>
          <text:p text:style-name="P14">Use institute-specific branding</text:p>
        </text:list-item>
      </text:list>
      <text:p text:style-name="Horizontal_20_Line"/>
      <text:h text:style-name="Heading_20_1" text:outline-level="1">🎨 9️⃣ TEMPLATE SYSTEM</text:h>
      <text:p text:style-name="Text_20_body">Templates stored in:</text:p>
      <text:p text:style-name="P2"><text:span text:style-name="Source_20_Text">vendor/emailTemplates/{templateId}</text:span></text:p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subject: "Your test results are ready",</text:span></text:p>
      <text:p text:style-name="Preformatted_20_Text"><text:span text:style-name="Source_20_Text"><text:s text:c="2"/>htmlBody: "&lt;p&gt;Hello {{studentName}}&lt;/p&gt;",</text:span></text:p>
      <text:p text:style-name="Preformatted_20_Text"><text:span text:style-name="Source_20_Text"><text:s text:c="2"/>version: 1</text:span></text:p>
      <text:p text:style-name="P2"><text:span text:style-name="Source_20_Text">}</text:span></text:p>
      <text:p text:style-name="Text_20_body"><text:soft-page-break/>Rendering:</text:p>
      <text:p text:style-name="Text_20_body">Simple placeholder replacement.</text:p>
      <text:p text:style-name="Text_20_body">Never store full HTML in job doc.</text:p>
      <text:p text:style-name="Horizontal_20_Line"/>
      <text:h text:style-name="Heading_20_1" text:outline-level="1">📊 10️⃣ BATCH PROCESSING OPTIMIZATION</text:h>
      <text:p text:style-name="Text_20_body">For high-volume (monthly AI summary):</text:p>
      <text:p text:style-name="Text_20_body">Strategy:</text:p>
      <text:list text:style-name="L12">
        <text:list-item>
          <text:p text:style-name="P15">Create jobs in batches</text:p>
        </text:list-item>
        <text:list-item>
          <text:p text:style-name="P15">Use low priority</text:p>
        </text:list-item>
        <text:list-item>
          <text:p text:style-name="P15">Processor picks 100 per minute</text:p>
        </text:list-item>
        <text:list-item>
          <text:p text:style-name="P15">Throttle if provider rate limits</text:p>
        </text:list-item>
      </text:list>
      <text:p text:style-name="Horizontal_20_Line"/>
      <text:h text:style-name="Heading_20_1" text:outline-level="1">🧠 11️⃣ COST CONTROL RULES</text:h>
      <text:list text:style-name="L13">
        <text:list-item>
          <text:p text:style-name="P16">Avoid immediate sending</text:p>
        </text:list-item>
        <text:list-item>
          <text:p text:style-name="P16">Use batch scheduler</text:p>
        </text:list-item>
        <text:list-item>
          <text:p text:style-name="P16">Limit max jobs per minute</text:p>
        </text:list-item>
        <text:list-item>
          <text:p text:style-name="P16">Avoid duplicate summaries</text:p>
        </text:list-item>
        <text:list-item>
          <text:p text:style-name="P16">Use compressed HTML templates</text:p>
        </text:list-item>
        <text:list-item>
          <text:p text:style-name="P16">Avoid heavy attachments</text:p>
        </text:list-item>
      </text:list>
      <text:p text:style-name="Horizontal_20_Line"/>
      <text:h text:style-name="Heading_20_1" text:outline-level="1">🔍 12️⃣ MONITORING METRICS</text:h>
      <text:p text:style-name="Text_20_body">Vendor System Health panel should show:</text:p>
      <text:list text:style-name="L14">
        <text:list-item>
          <text:p text:style-name="P17">Pending jobs count</text:p>
        </text:list-item>
        <text:list-item>
          <text:p text:style-name="P17">Failed jobs count</text:p>
        </text:list-item>
        <text:list-item>
          <text:p text:style-name="P17">Avg processing time</text:p>
        </text:list-item>
        <text:list-item>
          <text:p text:style-name="P17">Email send rate</text:p>
        </text:list-item>
        <text:list-item>
          <text:p text:style-name="P17">Bounce rate</text:p>
        </text:list-item>
        <text:list-item>
          <text:p text:style-name="P17">Retry rate</text:p>
        </text:list-item>
        <text:list-item>
          <text:p text:style-name="P17"><text:soft-page-break/>Queue backlog</text:p>
        </text:list-item>
      </text:list>
      <text:p text:style-name="Text_20_body">Data from:</text:p>
      <text:p text:style-name="P2"><text:span text:style-name="Source_20_Text">vendor/aggregates/emailHealth</text:span></text:p>
      <text:p text:style-name="Horizontal_20_Line"/>
      <text:h text:style-name="Heading_20_1" text:outline-level="1">🔐 13️⃣ SECURITY RULES</text:h>
      <text:p text:style-name="Text_20_body">Institute users:</text:p>
      <text:list text:style-name="L15">
        <text:list-item>
          <text:p text:style-name="P18">Cannot write to emailQueue directly</text:p>
        </text:list-item>
        <text:list-item>
          <text:p text:style-name="P18">Only backend can create jobs</text:p>
        </text:list-item>
      </text:list>
      <text:p text:style-name="Text_20_body">Firestore rule:</text:p>
      <text:p text:style-name="P2"><text:span text:style-name="Source_20_Text">allow write: if request.auth.role == 'system'</text:span></text:p>
      <text:p text:style-name="Horizontal_20_Line"/>
      <text:h text:style-name="Heading_20_1" text:outline-level="1">🔄 14️⃣ HOT–WARM–COLD HANDLING</text:h>
      <text:p text:style-name="Text_20_body">Email jobs:</text:p>
      <text:p text:style-name="Text_20_body">HOT:</text:p>
      <text:list text:style-name="L16">
        <text:list-item>
          <text:p text:style-name="P19">pending</text:p>
        </text:list-item>
        <text:list-item>
          <text:p text:style-name="P19">retrying</text:p>
        </text:list-item>
      </text:list>
      <text:p text:style-name="Text_20_body">WARM:</text:p>
      <text:list text:style-name="L17">
        <text:list-item>
          <text:p text:style-name="P20">sent</text:p>
        </text:list-item>
        <text:list-item>
          <text:p text:style-name="P20">failed (current year)</text:p>
        </text:list-item>
      </text:list>
      <text:p text:style-name="Text_20_body">COLD:</text:p>
      <text:list text:style-name="L18">
        <text:list-item>
          <text:p text:style-name="P21">archived jobs &gt; 1 year</text:p>
        </text:list-item>
        <text:list-item>
          <text:p text:style-name="P21">moved to BigQuery if needed</text:p>
        </text:list-item>
      </text:list>
      <text:p text:style-name="Horizontal_20_Line"/>
      <text:h text:style-name="Heading_20_1" text:outline-level="1">🚦 15️⃣ FAILURE ESCALATION LOGIC</text:h>
      <text:p text:style-name="Text_20_body">If:</text:p>
      <text:p text:style-name="P2"><text:span text:style-name="Source_20_Text">failedJobsInLastHour &gt; threshold</text:span></text:p>
      <text:p text:style-name="Text_20_body">Trigger:</text:p>
      <text:list text:style-name="L19">
        <text:list-item>
          <text:p text:style-name="P22">Vendor alert</text:p>
        </text:list-item>
        <text:list-item>
          <text:p text:style-name="P22">System health flag</text:p>
        </text:list-item>
        <text:list-item>
          <text:p text:style-name="P22"><text:soft-page-break/>Pause email sending if needed</text:p>
        </text:list-item>
      </text:list>
      <text:p text:style-name="Horizontal_20_Line"/>
      <text:h text:style-name="Heading_20_1" text:outline-level="1">📌 16️⃣ SPECIAL CASE — MONTHLY AI SUMMARY</text:h>
      <text:p text:style-name="Text_20_body">Because this is heavy:</text:p>
      <text:list text:style-name="L20">
        <text:list-item>
          <text:p text:style-name="P23">Scheduled job generates summaries</text:p>
        </text:list-item>
        <text:list-item>
          <text:p text:style-name="P23">Store AI summary in studentYearMetrics</text:p>
        </text:list-item>
        <text:list-item>
          <text:p text:style-name="P23">Create email job</text:p>
        </text:list-item>
        <text:list-item>
          <text:p text:style-name="P23">Mark summary as delivered</text:p>
        </text:list-item>
        <text:list-item>
          <text:p text:style-name="P23">Avoid regeneration if exists</text:p>
        </text:list-item>
      </text:list>
      <text:p text:style-name="Text_20_body">Prevents cost duplication.</text:p>
      <text:p text:style-name="Horizontal_20_Line"/>
      <text:h text:style-name="Heading_20_1" text:outline-level="1">🎯 FINAL EMAIL QUEUE SUMMARY</text:h>
      <text:p text:style-name="Text_20_body">You now have:</text:p>
      <text:p text:style-name="Text_20_body">✔ Email job document schema<text:line-break/>✔ Asynchronous background processor<text:line-break/>✔ Scheduled batch polling<text:line-break/>✔ Exponential retry logic<text:line-break/>✔ Failure state management<text:line-break/>✔ Idempotency protection<text:line-break/>✔ Template system separation<text:line-break/>✔ Multi-tenant isolation<text:line-break/>✔ Monitoring metrics<text:line-break/>✔ Escalation logic<text:line-break/>✔ Cost control strategy<text:line-break/>✔ Archive policy</text:p>
      <text:p text:style-name="Text_20_body">This completes the notification backbone of your SaaS.</text:p>
      <text:p text:style-name="Horizontal_20_Line"/>
      <text:p text:style-name="Text_20_body">Now your blueprint includes:</text:p>
      <text:list text:style-name="L21">
        <text:list-item>
          <text:p text:style-name="P24">Multi-tenancy</text:p>
        </text:list-item>
        <text:list-item>
          <text:p text:style-name="P24">RBAC</text:p>
        </text:list-item>
        <text:list-item>
          <text:p text:style-name="P24">Firestore schema</text:p>
        </text:list-item>
        <text:list-item>
          <text:p text:style-name="P24">Security rules</text:p>
        </text:list-item>
        <text:list-item>
          <text:p text:style-name="P24"><text:soft-page-break/>Execution engine</text:p>
        </text:list-item>
        <text:list-item>
          <text:p text:style-name="P24">Risk engine</text:p>
        </text:list-item>
        <text:list-item>
          <text:p text:style-name="P24">Pattern engine</text:p>
        </text:list-item>
        <text:list-item>
          <text:p text:style-name="P24">AI summary</text:p>
        </text:list-item>
        <text:list-item>
          <text:p text:style-name="P24">Calibration engine</text:p>
        </text:list-item>
        <text:list-item>
          <text:p text:style-name="P24">Feature flag framework</text:p>
        </text:list-item>
        <text:list-item>
          <text:p text:style-name="P24">Licensing &amp; billing automation</text:p>
        </text:list-item>
        <text:list-item>
          <text:p text:style-name="P24">Usage metering engine</text:p>
        </text:list-item>
        <text:list-item>
          <text:p text:style-name="P24">Vendor dashboard</text:p>
        </text:list-item>
        <text:list-item>
          <text:p text:style-name="P24">Email queue architecture</text:p>
        </text:list-item>
      </text:list>
      <text:p text:style-name="Text_20_body">Remaining foundational pillars:</text:p>
      <text:p text:style-name="Text_20_body">🔄 Full Cloud Function Trigger Graph (entire event topology)<text:line-break/>🛡 Monitoring &amp; Logging Architecture<text:line-break/>🚀 DevOps &amp; Deployment Architecture<text:line-break/>📊 Scaling &amp; Cost Projection Model</text:p>
      <text:p text:style-name="Text_20_body">Which one do we finalize next?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4:10:17.729554883</dc:date>
    <meta:editing-duration>PT17M5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9" meta:paragraph-count="233" meta:word-count="866" meta:character-count="5490" meta:non-whitespace-character-count="4863"/>
  </office:meta>
</office:document-meta>
</file>